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200000400ABA6FE15C448EBC4.png" manifest:media-type="image/png"/>
  <manifest:file-entry manifest:full-path="Pictures/10000000000005780000030C1E65CAE0601425CB.png" manifest:media-type="image/png"/>
  <manifest:file-entry manifest:full-path="Pictures/1000000000000578000003CE73D67EE3F89844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fo:font-variant="normal" fo:text-transform="none" fo:color="#202124" style:font-name="Ubuntu" fo:font-size="14pt" fo:letter-spacing="normal" fo:font-style="normal" fo:font-weight="normal" officeooo:paragraph-rsid="001362e4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202124" style:font-name="Ubuntu" fo:font-size="14pt" fo:letter-spacing="normal" fo:font-style="normal" fo:font-weight="normal" officeooo:rsid="0017d49c" officeooo:paragraph-rsid="001362e4" style:font-size-asian="14pt" style:font-size-complex="14pt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1" text:anchor-type="char" svg:x="0.741cm" svg:y="-0.113cm" svg:width="16.365cm" svg:height="11.384cm" draw:z-index="1"><draw:image xlink:href="Pictures/1000000000000578000003CE73D67EE3F89844EC.png" xlink:type="simple" xlink:show="embed" xlink:actuate="onLoad" loext:mime-type="image/png"/></draw:frame></text:p>
      <text:p text:style-name="P2"/>
      <text:p text:style-name="P2"><draw:frame draw:style-name="fr1" draw:name="Image2" text:anchor-type="char" svg:x="1.012cm" svg:y="0.436cm" svg:width="16.365cm" svg:height="9.118cm" draw:z-index="0"><draw:image xlink:href="Pictures/10000000000005780000030C1E65CAE0601425CB.png" xlink:type="simple" xlink:show="embed" xlink:actuate="onLoad" loext:mime-type="image/png"/></draw:frame></text:p>
      <text:p text:style-name="P2"/>
      <text:p text:style-name="P2"><draw:frame draw:style-name="fr1" draw:name="Image3" text:anchor-type="char" svg:x="-0.205cm" svg:y="-0.127cm" svg:width="17cm" svg:height="13.247cm" draw:z-index="2"><draw:image xlink:href="Pictures/100000000000052200000400ABA6FE15C448EBC4.png" xlink:type="simple" xlink:show="embed" xlink:actuate="onLoad" loext:mime-type="image/png"/></draw:frame><text:soft-page-break/>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1:10:11.806481325</meta:creation-date>
    <meta:generator>LibreOffice/6.4.7.2$Linux_X86_64 LibreOffice_project/40$Build-2</meta:generator>
    <dc:date>2022-03-19T22:14:59.656879670</dc:date>
    <meta:editing-duration>PT7H58M</meta:editing-duration>
    <meta:editing-cycles>4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